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9410" officeooo:paragraph-rsid="000f9410"/>
    </style:style>
    <style:style style:name="P2" style:family="paragraph" style:parent-style-name="Standard">
      <style:text-properties officeooo:rsid="000c034f" officeooo:paragraph-rsid="000fffd1"/>
    </style:style>
    <style:style style:name="T1" style:family="text">
      <style:text-properties officeooo:rsid="001022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Standard">*<text:span text:style-name="T1">Оппл прячеться в доме</text:span>*</text:p>
      <text:p text:style-name="Standard">*<text:span text:style-name="T1">Спустя какое-то время туда заходит Чейнжлинг обыскивать дом</text:span>*</text:p>
      <text:p text:style-name="Standard">*<text:span text:style-name="T1">Он уже хотело бы посмотреть туда, где прятался Оппл, но в дом ворвался Стражник 1</text:span>*</text:p>
      <text:p text:style-name="Standard">*<text:span text:style-name="T1">Чейнжлинг не успел среагировать, как Стражник 1 вырубил Чейнжлинга сзади</text:span>*</text:p>
      <text:p text:style-name="P1">*****</text:p>
      <text:p text:style-name="P2">*Показывается сцена, когда силовое поле восстанавливается и всех чейнжлингов выбрасывает из Кантерлота.*</text:p>
      <text:p text:style-name="Standard">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35:50.215374724</meta:creation-date>
    <meta:generator>LibreOffice/7.3.7.2$Linux_X86_64 LibreOffice_project/30$Build-2</meta:generator>
    <dc:date>2024-11-07T21:45:07.459950900</dc:date>
    <meta:editing-duration>PT10M18S</meta:editing-duration>
    <meta:editing-cycles>5</meta:editing-cycles>
    <meta:document-statistic meta:table-count="0" meta:image-count="0" meta:object-count="0" meta:page-count="1" meta:paragraph-count="8" meta:word-count="52" meta:character-count="360" meta:non-whitespace-character-count="316"/>
  </office:meta>
</office:document-meta>
</file>